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a7a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reakpoint 1, _continue_loop () at Lab8_1.s:11</text:p>
      <text:p text:style-name="Standard">11<text:tab/><text:tab/>BLE _loop</text:p>
      <text:p text:style-name="Standard">(gdb) info r</text:p>
      <text:p text:style-name="Standard">r0 <text:s text:c="12"/>0x0 <text:s text:c="16"/>0</text:p>
      <text:p text:style-name="Standard">r1 <text:s text:c="12"/>0x1 <text:s text:c="16"/>1</text:p>
      <text:p text:style-name="Standard">r2 <text:s text:c="12"/>0xbefff37c <text:s text:c="9"/>3204445052</text:p>
      <text:p text:style-name="Standard">r3 <text:s text:c="12"/>0x103d0 <text:s text:c="12"/>66512</text:p>
      <text:p text:style-name="Standard">r4 <text:s text:c="12"/>0x0 <text:s text:c="16"/>0</text:p>
      <text:p text:style-name="Standard">r5 <text:s text:c="12"/>0x103ec <text:s text:c="12"/>66540</text:p>
      <text:p text:style-name="Standard">r6 <text:s text:c="12"/>0x102e0 <text:s text:c="12"/>66272</text:p>
      <text:p text:style-name="Standard">r7 <text:s text:c="12"/>0x0 <text:s text:c="16"/>0</text:p>
      <text:p text:style-name="Standard">r8 <text:s text:c="12"/>0x0 <text:s text:c="16"/>0</text:p>
      <text:p text:style-name="Standard">r9 <text:s text:c="12"/>0x0 <text:s text:c="16"/>0</text:p>
      <text:p text:style-name="Standard">r10 <text:s text:c="11"/>0xb6fff000 <text:s text:c="9"/>3070226432</text:p>
      <text:p text:style-name="Standard">r11 <text:s text:c="11"/>0x0 <text:s text:c="16"/>0</text:p>
      <text:p text:style-name="Standard">r12 <text:s text:c="11"/>0xbefff2a0 <text:s text:c="9"/>3204444832</text:p>
      <text:p text:style-name="Standard">sp <text:s text:c="12"/>0xbefff228 <text:s text:c="9"/>0xbefff228</text:p>
      <text:p text:style-name="Standard">lr <text:s text:c="12"/>0xb6e6a718 <text:s text:c="9"/>-1226397928</text:p>
      <text:p text:style-name="Standard">pc <text:s text:c="12"/>0x103e4 <text:s text:c="12"/>0x103e4 &lt;_continue_loop+4&gt;</text:p>
      <text:p text:style-name="Standard">cpsr <text:s text:c="10"/>0x80000010 <text:s text:c="9"/>-2147483632</text:p>
      <text:p text:style-name="Standard">fpscr <text:s text:c="9"/>0x0 <text:s text:c="16"/>0</text:p>
      <text:p text:style-name="Standard"/>
      <text:p text:style-name="Standard"/>
      <text:p text:style-name="Standard"/>
      <text:p text:style-name="Standard">Breakpoint 1, _continue_loop () at Lab8_1.s:11</text:p>
      <text:p text:style-name="Standard">11<text:tab/><text:tab/>BLE _loop</text:p>
      <text:p text:style-name="Standard">(gdb) info r</text:p>
      <text:p text:style-name="Standard">r0 <text:s text:c="12"/>0x1 <text:s text:c="16"/>1</text:p>
      <text:p text:style-name="Standard">r1 <text:s text:c="12"/>0x1 <text:s text:c="16"/>1</text:p>
      <text:p text:style-name="Standard">r2 <text:s text:c="12"/>0xbefff37c <text:s text:c="9"/>3204445052</text:p>
      <text:p text:style-name="Standard">r3 <text:s text:c="12"/>0x103d0 <text:s text:c="12"/>66512</text:p>
      <text:p text:style-name="Standard">r4 <text:s text:c="12"/>0x0 <text:s text:c="16"/>0</text:p>
      <text:p text:style-name="Standard">r5 <text:s text:c="12"/>0x103ec <text:s text:c="12"/>66540</text:p>
      <text:p text:style-name="Standard">r6 <text:s text:c="12"/>0x102e0 <text:s text:c="12"/>66272</text:p>
      <text:p text:style-name="Standard">r7 <text:s text:c="12"/>0x0 <text:s text:c="16"/>0</text:p>
      <text:p text:style-name="Standard">r8 <text:s text:c="12"/>0x0 <text:s text:c="16"/>0</text:p>
      <text:p text:style-name="Standard">r9 <text:s text:c="12"/>0x0 <text:s text:c="16"/>0</text:p>
      <text:p text:style-name="Standard">r10 <text:s text:c="11"/>0xb6fff000 <text:s text:c="9"/>3070226432</text:p>
      <text:p text:style-name="Standard">r11 <text:s text:c="11"/>0x0 <text:s text:c="16"/>0</text:p>
      <text:p text:style-name="Standard">r12 <text:s text:c="11"/>0xbefff2a0 <text:s text:c="9"/>3204444832</text:p>
      <text:p text:style-name="Standard">sp <text:s text:c="12"/>0xbefff228 <text:s text:c="9"/>0xbefff228</text:p>
      <text:p text:style-name="Standard">lr <text:s text:c="12"/>0xb6e6a718 <text:s text:c="9"/>-1226397928</text:p>
      <text:p text:style-name="Standard">pc <text:s text:c="12"/>0x103e4 <text:s text:c="12"/>0x103e4 &lt;_continue_loop+4&gt;</text:p>
      <text:p text:style-name="Standard">cpsr <text:s text:c="10"/>0x80000010 <text:s text:c="9"/>-2147483632</text:p>
      <text:p text:style-name="Standard">fpscr <text:s text:c="9"/>0x0 <text:s text:c="16"/>0</text:p>
      <text:p text:style-name="Standard"/>
      <text:p text:style-name="Standard"/>
      <text:p text:style-name="Standard"/>
      <text:p text:style-name="Standard">(gdb) disassemble _loop</text:p>
      <text:p text:style-name="Standard">Dump of assembler code for function _loop:</text:p>
      <text:p text:style-name="Standard"><text:s text:c="3"/>0x000103dc &lt;+0&gt;:<text:tab/>add<text:tab/>r0, r0, r1</text:p>
      <text:p text:style-name="Standard">End of assembler dump.</text:p>
      <text:p text:style-name="Standard"><text:soft-page-break/></text:p>
      <text:p text:style-name="Standard"/>
      <text:p text:style-name="Standard">(gdb) x/10i main</text:p>
      <text:p text:style-name="Standard"><text:s text:c="3"/>0x103d0 &lt;main&gt;:<text:tab/>mov<text:tab/>r0, #0</text:p>
      <text:p text:style-name="Standard"><text:s text:c="3"/>0x103d4 &lt;main+4&gt;:<text:tab/>mov<text:tab/>r1, #1</text:p>
      <text:p text:style-name="Standard"><text:s text:c="3"/>0x103d8 &lt;main+8&gt;:<text:tab/>b<text:tab/>0x103e0 &lt;_continue_loop&gt;</text:p>
      <text:p text:style-name="Standard"><text:s text:c="3"/>0x103dc &lt;_loop&gt;:<text:tab/>add<text:tab/>r0, r0, r1</text:p>
      <text:p text:style-name="Standard"><text:s text:c="3"/>0x103e0 &lt;_continue_loop&gt;:<text:tab/>cmp<text:tab/>r0, #9</text:p>
      <text:p text:style-name="Standard">=&gt; 0x103e4 &lt;_continue_loop+4&gt;:<text:tab/>ble<text:tab/>0x103dc &lt;_loop&gt;</text:p>
      <text:p text:style-name="Standard"><text:s text:c="3"/>0x103e8 &lt;end&gt;:<text:tab/>bx<text:tab/>lr</text:p>
      <text:p text:style-name="Standard"><text:s text:c="3"/>0x103ec &lt;__libc_csu_init&gt;:<text:tab/>push<text:tab/>{r4, r5, r6, r7, r8, r9, r10, lr}</text:p>
      <text:p text:style-name="Standard"><text:s text:c="3"/>0x103f0 &lt;__libc_csu_init+4&gt;:<text:tab/>mov<text:tab/>r7, r0</text:p>
      <text:p text:style-name="Standard"><text:s text:c="3"/>0x103f4 &lt;__libc_csu_init+8&gt;:<text:tab/></text:p>
      <text:p text:style-name="Standard"><text:s text:c="4"/>ldr<text:tab/>r6, [pc, #72]<text:tab/>; 0x10444 &lt;__libc_csu_init+88&gt;</text:p>
      <text:p text:style-name="Standard"/>
      <text:p text:style-name="Standard"/>
      <text:p text:style-name="Standard"/>
      <text:p text:style-name="Standard">(gdb) i b</text:p>
      <text:p text:style-name="Standard">Num <text:s text:c="4"/>Type <text:s text:c="10"/>Disp Enb Address <text:s text:c="3"/>What</text:p>
      <text:p text:style-name="Standard">1 <text:s text:c="6"/>breakpoint <text:s text:c="4"/>keep y <text:s text:c="2"/>0x000103e4 Lab8_1.s:11</text:p>
      <text:p text:style-name="Standard"><text:tab/>breakpoint already hit 3 times</text:p>
      <text:p text:style-name="Standard"/>
      <text:p text:style-name="Standard"/>
      <text:p text:style-name="Standard">จงใช้โปรแกรม GDB เพื่อแสดงรายละเอียดของสแต็คระหว่างที่รันโปรแกรม Lab8_2 และบอกลําดับ</text:p>
      <text:p text:style-name="Standard">การ PUSH และการ POP ที่เกิดขึ้นภายในโปรแกรมจากแต่ละคําสั่ง</text:p>
      <text:p text:style-name="Standard"/>
      <text:p text:style-name="Standard">จงนําโปรแกรมภาษาแอสเซมบลีสําหรับคํานวณค่า mod ในการทดลองที่ 7 มาเรียกใช้ผ่านโปรแกรม</text:p>
      <text:p text:style-name="Standard">ภาษา C <text:span text:style-name="T1">(maybe find ways to do other case than +%+ as wel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4:04:00.245676055</meta:creation-date>
    <dc:date>2021-03-18T15:14:25.718406067</dc:date>
    <meta:editing-duration>PT1H10M28S</meta:editing-duration>
    <meta:editing-cycles>7</meta:editing-cycles>
    <meta:generator>LibreOffice/6.1.5.2$Linux_ARM_EABI LibreOffice_project/10$Build-2</meta:generator>
    <meta:document-statistic meta:table-count="0" meta:image-count="0" meta:object-count="0" meta:page-count="2" meta:paragraph-count="66" meta:word-count="422" meta:character-count="2601" meta:non-whitespace-character-count="1458"/>
  </office:meta>
</office:document-meta>
</file>